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XCE" svg:font-family="MoNOSPAXCE"/>
    <style:font-face style:name="Monospace" svg:font-family="Monospace"/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Abyssinica SIL" svg:font-family="'Abyssinica SIL'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style:font-name="MoNOSPAXCE"/>
    </style:style>
    <style:style style:name="P3" style:family="paragraph">
      <loext:graphic-properties draw:fill-color="#5eb91e"/>
      <style:paragraph-properties fo:text-align="justify"/>
      <style:text-properties style:font-name="MoNOSPAXCE"/>
    </style:style>
    <style:style style:name="P4" style:family="paragraph">
      <loext:graphic-properties draw:fill-color="#729fcf"/>
      <style:paragraph-properties fo:text-align="justify"/>
      <style:text-properties style:font-name="MoNOSPAXCE"/>
    </style:style>
    <style:style style:name="P5" style:family="paragraph">
      <style:paragraph-properties fo:text-align="center"/>
    </style:style>
    <style:style style:name="P6" style:family="paragraph">
      <loext:graphic-properties draw:fill-color="#ffd428"/>
      <style:paragraph-properties fo:text-align="justify"/>
      <style:text-properties style:font-name="MoNOSPAXCE"/>
    </style:style>
    <style:style style:name="P7" style:family="paragraph">
      <style:paragraph-properties fo:text-align="justify"/>
      <style:text-properties style:font-name="MoNOSPACE"/>
    </style:style>
    <style:style style:name="P8" style:family="paragraph">
      <style:text-properties style:font-name="MoNOSPACE"/>
    </style:style>
    <style:style style:name="P9" style:family="paragraph">
      <loext:graphic-properties draw:fill-color="#5eb91e"/>
      <style:text-properties style:font-name="MoNOSPACE" fo:font-size="14pt" style:font-size-asian="14pt" style:font-size-complex="14pt"/>
    </style:style>
    <style:style style:name="P10" style:family="paragraph">
      <loext:graphic-properties draw:fill-color="#fad393"/>
    </style:style>
    <style:style style:name="P11" style:family="paragraph">
      <style:text-properties style:font-name="MONOSPACE"/>
    </style:style>
    <style:style style:name="P12" style:family="paragraph">
      <loext:graphic-properties draw:fill-color="#ffd428"/>
      <style:text-properties style:font-name="MONOSPACE"/>
    </style:style>
    <style:style style:name="P13" style:family="paragraph">
      <style:paragraph-properties fo:text-align="justify"/>
      <style:text-properties style:font-name="MONOSPACE"/>
    </style:style>
    <style:style style:name="P14" style:family="paragraph">
      <style:paragraph-properties style:text-autospace="none"/>
      <style:text-properties fo:color="#000000" style:font-name="Monospace" fo:font-size="16pt" style:font-name-asian="Monospace" style:font-size-asian="16pt" style:font-name-complex="Monospace" style:font-size-complex="16pt"/>
    </style:style>
    <style:style style:name="P15" style:family="paragraph">
      <style:paragraph-properties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16" style:family="paragraph">
      <style:text-properties style:font-name="MONOSPACE" fo:font-size="14pt" style:font-size-asian="14pt" style:font-size-complex="14pt"/>
    </style:style>
    <style:style style:name="P17" style:family="paragraph">
      <loext:graphic-properties draw:fill-color="#729fcf"/>
      <style:paragraph-properties fo:text-align="justify"/>
      <style:text-properties style:font-name="MONOSPACE"/>
    </style:style>
    <style:style style:name="P18" style:family="paragraph">
      <style:paragraph-properties fo:text-align="center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19" style:family="paragraph">
      <loext:graphic-properties draw:fill-color="#729fcf"/>
      <style:paragraph-properties fo:text-align="center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" style:family="text">
      <style:text-properties style:font-name="MoNOSPAXCE"/>
    </style:style>
    <style:style style:name="T2" style:family="text">
      <style:text-properties style:font-name="MoNOSPACE" fo:font-size="14pt" style:font-size-asian="14pt" style:font-size-complex="14pt"/>
    </style:style>
    <style:style style:name="T3" style:family="text">
      <style:text-properties style:font-name="MoNOSPACE" fo:font-size="12pt" style:font-size-asian="12pt" style:font-size-complex="12pt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4pt" style:font-size-asian="14pt" style:font-size-complex="14pt"/>
    </style:style>
    <style:style style:name="T6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7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8" style:family="text">
      <style:text-properties style:font-name="MONOSPACE" fo:font-size="12pt" style:font-size-asian="12pt" style:font-size-complex="12pt"/>
    </style:style>
    <style:style style:name="T9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10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7717in" fo:min-width="0.3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5eb91e" draw:textarea-horizontal-align="justify" draw:textarea-vertical-align="middle" draw:auto-grow-height="false" fo:min-height="0.3957in" fo:min-width="0.8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729fcf" draw:textarea-horizontal-align="justify" draw:textarea-vertical-align="middle" draw:auto-grow-height="false" fo:min-height="0.3957in" fo:min-width="0.8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d428" draw:textarea-horizontal-align="justify" draw:textarea-vertical-align="middle" draw:auto-grow-height="false" fo:min-height="0.3957in" fo:min-width="0.8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5eb91e" draw:textarea-horizontal-align="justify" draw:textarea-vertical-align="middle" draw:auto-grow-height="false" fo:min-height="1.2311in" fo:min-width="3.08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ad393" draw:textarea-horizontal-align="justify" draw:textarea-vertical-align="middle" draw:auto-grow-height="false" fo:min-height="0.9492in" fo:min-width="0.99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d428" draw:textarea-horizontal-align="justify" draw:textarea-vertical-align="middle" draw:auto-grow-height="false" fo:min-height="0.4193in" fo:min-width="1.2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311in" fo:min-width="2.87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1563in" fo:min-width="1.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1563in" fo:min-width="2.424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646in" fo:min-width="1.75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6646in" fo:min-width="2.4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729fcf" draw:textarea-horizontal-align="justify" draw:textarea-vertical-align="middle" draw:auto-grow-height="false" fo:min-height="0.7709in" fo:min-width="2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729fcf" draw:textarea-horizontal-align="justify" draw:textarea-vertical-align="middle" draw:auto-grow-height="false" fo:min-height="0.7618in" fo:min-width="2.9701in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5" draw:text-style-name="P19" svg:width="3.0524in" svg:height="0.8441in" svg:x="1.5339in" svg:y="-0.6201in"><text:p text:style-name="P18"><text:span text:style-name="T9">WebBankingApplication</text:span></text:p><text:p text:style-name="P18"><text:span text:style-name="T10">Beinhaltet die Main Meth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4" draw:text-style-name="P17" svg:width="2.3752in" svg:height="0.8543in" svg:x="-0.1173in" svg:y="0.8382in"><text:p text:style-name="P13"><text:span text:style-name="T5">Controller </text:span></text:p><text:p text:style-name="P13"><text:span text:style-name="T4">Methoden:</text:span></text:p><text:p text:style-name="P13"><text:span text:style-name="T4">add, get, delet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13" draw:text-style-name="P11" svg:width="2.6307in" svg:height="1.8441in" svg:x="0.0984in" svg:y="4.7374in"><text:p text:style-name="P11"><text:span text:style-name="T5">ZahlungImpl</text:span></text:p><text:p text:style-name="P11"><text:span text:style-name="T4">Attribute einer Zahlung</text:span></text:p><text:p text:style-name="P11"><text:span text:style-name="T4">Empfanger</text:span></text:p><text:p text:style-name="P11"><text:span text:style-name="T4">iban_id</text:span></text:p><text:p text:style-name="P11"><text:span text:style-name="T4">Bic</text:span></text:p><text:p text:style-name="P11"><text:span text:style-name="T4">Betrag</text:span></text:p><text:p text:style-name="P11"><text:span text:style-name="T4">Währung</text:span></text:p><text:p text:style-name="P11"><text:span text:style-name="T4">Verwendungszwe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3_0" draw:style-name="gr12" draw:text-style-name="P16" svg:width="1.8642in" svg:height="1.0689in" svg:x="3.3209in" svg:y="4.9854in"><text:p text:style-name="P16"><text:span text:style-name="T5">IbanImpl</text:span></text:p><text:p text:style-name="P16"><text:span text:style-name="T8">Attribute:</text:span></text:p><text:p text:style-name="P16"><text:span text:style-name="T8">Iban-id</text:span></text:p><text:p text:style-name="P16"><text:span text:style-name="T8">iba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4" draw:style-name="gr11" draw:text-style-name="P15" svg:width="2.5496in" svg:height="1.2815in" svg:x="0.1665in" svg:y="2.7909in"><text:p text:style-name="P15"><text:span text:style-name="T6">ZahlungenRepository</text:span></text:p><text:p text:style-name="P15"><text:span text:style-name="T7">(SQL Abfrage für</text:span></text:p><text:p text:style-name="P15"><text:span text:style-name="T7">Gesamtbetrag und </text:span></text:p><text:p text:style-name="P15"><text:span text:style-name="T7">Teilbeträge Diagramm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4_0" draw:style-name="gr10" draw:text-style-name="P14" svg:width="1.8531in" svg:height="1.2815in" svg:x="3.3457in" svg:y="2.7791in"><text:p text:style-name="P14"><text:span text:style-name="T6">IbanRepository</text:span></text:p><text:p text:style-name="P14"><text:span text:style-name="T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5" draw:style-name="gr9" draw:text-style-name="P11" svg:width="2.9795in" svg:height="1.0315in" svg:x="4.3717in" svg:y="0.6583in"><text:p text:style-name="P11"><text:span text:style-name="T5">ControllerVorlage</text:span></text:p><text:p text:style-name="P11"><text:span text:style-name="T4">(Vorlage einer Überweisung, </text:span></text:p><text:p text:style-name="P13"><text:span text:style-name="T4">Methode ändert Text </text:span></text:p><text:p text:style-name="P11"><text:span text:style-name="T4">aus der vorlage.html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6" draw:style-name="gr8" draw:text-style-name="P12" svg:width="1.3106in" svg:height="0.4642in" svg:x="5.9437in" svg:y="2.2154in"><text:p text:style-name="P11"><text:span text:style-name="T4">vorlage.ht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7" draw:style-name="gr4" draw:text-style-name="P5" svg:x1="1.8465in" svg:y1="0.2236in" svg:x2="1.5339in" svg:y2="0.8382in"><text:p/></draw:line><draw:custom-shape text:anchor-type="paragraph" draw:z-index="9" draw:name="Shape8" draw:style-name="gr7" draw:text-style-name="P10" svg:width="1.1016in" svg:height="1.0524in" svg:x="2.7161in" svg:y="0.6402in"><text:p>i<text:span text:style-name="T4">ndex.html</text:span></text:p><text:p><text:span text:style-name="T4">index.css</text:span></text:p><text:p><text:span text:style-name="T4">table.html</text:span></text:p><text:p><text:span text:style-name="T4">table.c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Shape9" draw:style-name="gr4" draw:text-style-name="P5" svg:x1="2.2634in" svg:y1="1.2236in" svg:x2="2.7161in" svg:y2="1.2236in"><text:p/></draw:line><draw:line text:anchor-type="paragraph" draw:z-index="11" draw:name="Shape10" draw:style-name="gr4" draw:text-style-name="P5" svg:x1="1.3748in" svg:y1="1.6925in" svg:x2="1.3528in" svg:y2="2.7909in"><text:p/></draw:line><draw:line text:anchor-type="paragraph" draw:z-index="12" draw:name="Shape11" draw:style-name="gr4" draw:text-style-name="P5" svg:x1="1.3752in" svg:y1="1.6925in" svg:x2="3.4362in" svg:y2="2.8469in"><text:p/></draw:line><draw:line text:anchor-type="paragraph" draw:z-index="13" draw:name="Shape13" draw:style-name="gr4" draw:text-style-name="P5" svg:x1="4.3417in" svg:y1="4.0602in" svg:x2="4.3417in" svg:y2="4.9854in"><text:p/></draw:line><draw:line text:anchor-type="paragraph" draw:z-index="14" draw:name="Shape14" draw:style-name="gr4" draw:text-style-name="P5" svg:x1="3.3209in" svg:y1="5.5972in" svg:x2="1.0055in" svg:y2="5.5972in"><text:p/></draw:line><draw:line text:anchor-type="paragraph" draw:z-index="15" draw:name="Shape15" draw:style-name="gr4" draw:text-style-name="P5" svg:x1="3.8173in" svg:y1="1.2264in" svg:x2="4.4008in" svg:y2="1.2161in"><text:p/></draw:line><draw:line text:anchor-type="paragraph" draw:z-index="16" draw:name="Shape18" draw:style-name="gr4" draw:text-style-name="P5" svg:x1="6.7409in" svg:y1="1.6898in" svg:x2="6.7409in" svg:y2="2.2154in"><text:p/></draw:line><draw:custom-shape text:anchor-type="paragraph" draw:z-index="17" draw:name="Shape16" draw:style-name="gr6" draw:text-style-name="P9" svg:width="3.2157in" svg:height="1.3634in" svg:x="1.3016in" svg:y="7.4874in"><text:p text:style-name="P7"><text:span text:style-name="T2">Maria DB </text:span></text:p><text:p text:style-name="P8"><text:span text:style-name="T3">Tabellen:</text:span></text:p><text:p text:style-name="P8"><text:span text:style-name="T3"/></text:p><text:p text:style-name="P8"><text:span text:style-name="T3">zahlung_impl <text:s text:c="3"/>&amp; <text:s text:c="3"/>iban_imp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Shape17" draw:style-name="gr4" draw:text-style-name="P5" svg:x1="1.3661in" svg:y1="8.3374in" svg:x2="0.6327in" svg:y2="6.5811in"><text:p/></draw:line><draw:line text:anchor-type="paragraph" draw:z-index="19" draw:name="Shape19" draw:style-name="gr4" draw:text-style-name="P5" svg:x1="3.7319in" svg:y1="8.285in" svg:x2="3.7319in" svg:y2="6.0543in"><text:p/></draw:line><draw:custom-shape text:anchor-type="paragraph" draw:z-index="20" draw:name="Shape12" draw:style-name="gr5" draw:text-style-name="P6" svg:width="0.8614in" svg:height="0.4378in" svg:x="6.4063in" svg:y="4.9799in"><text:p text:style-name="P2"><text:span text:style-name="T1">F</text:span><text:span text:style-name="T1">r</text:span><text:span text:style-name="T1">o</text:span><text:span text:style-name="T1">n</text:span><text:span text:style-name="T1">t</text:span><text:span text:style-name="T1">e</text:span><text:span text:style-name="T1">n</text:span><text:span text:style-name="T1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Shape22" draw:style-name="gr4" draw:text-style-name="P5" svg:x1="3.2307in" svg:y1="0.2236in" svg:x2="3.2307in" svg:y2="0.6402in"><text:p/></draw:line><draw:line text:anchor-type="paragraph" draw:z-index="22" draw:name="Shape20" draw:style-name="gr4" draw:text-style-name="P5" svg:x1="1.3402in" svg:y1="4.072in" svg:x2="1.3402in" svg:y2="4.7374in"><text:p/></draw:line><draw:line text:anchor-type="paragraph" draw:z-index="23" draw:name="Shape23" draw:style-name="gr4" draw:text-style-name="P5" svg:x1="0.1669in" svg:y1="3.4118in" svg:x2="-0.5374in" svg:y2="3.3992in"><text:p/></draw:line><draw:line text:anchor-type="paragraph" draw:z-index="24" draw:name="Shape21" draw:style-name="gr4" draw:text-style-name="P5" svg:x1="-0.5374in" svg:y1="3.4118in" svg:x2="-0.5248in" svg:y2="8.5047in"><text:p/></draw:line><draw:line text:anchor-type="paragraph" draw:z-index="25" draw:name="Shape24" draw:style-name="gr4" draw:text-style-name="P5" svg:x1="-0.5374in" svg:y1="8.5051in" svg:x2="1.3016in" svg:y2="8.4917in"><text:p/></draw:line><draw:custom-shape text:anchor-type="paragraph" draw:z-index="26" draw:name="Shape12_2" draw:style-name="gr3" draw:text-style-name="P4" svg:width="0.8614in" svg:height="0.4378in" svg:x="6.4193in" svg:y="5.5335in"><text:p text:style-name="P2"><text:span text:style-name="T1">BackE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2_3" draw:style-name="gr2" draw:text-style-name="P3" svg:width="0.8614in" svg:height="0.4378in" svg:x="6.4193in" svg:y="6.0984in"><text:p text:style-name="P2"><text:span text:style-name="T1">D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25" draw:style-name="gr1" draw:text-style-name="P1" svg:width="0.3094in" svg:height="0.7717in" svg:x="-0.2035in" svg:y="-0.3665in"><text:p/><draw:enhanced-geometry svg:viewBox="0 0 21600 21600" draw:type="rectangle" draw:enhanced-path="M 0 0 L 21600 0 21600 21600 0 21600 0 0 Z N"/></draw:custom-shape><draw:custom-shape text:anchor-type="paragraph" draw:z-index="29" draw:name="Shape25_0" draw:style-name="gr1" draw:text-style-name="P1" svg:width="0.3094in" svg:height="0.7717in" svg:x="6.5736in" svg:y="-0.3791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XCE" svg:font-family="MoNOSPAXCE"/>
    <style:font-face style:name="Monospace" svg:font-family="Monospace"/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Abyssinica SIL" svg:font-family="'Abyssinica SIL'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3:25:02.392837241</meta:creation-date>
    <dc:date>2022-03-04T14:27:53.121289294</dc:date>
    <meta:editing-duration>PT10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